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normal"/>
    </style:style>
    <style:style style:name="P3" style:family="paragraph" style:parent-style-name="Standard">
      <style:paragraph-properties fo:margin-left="0cm" fo:margin-right="0cm" fo:text-align="center" style:justify-single-word="false" fo:orphans="2" fo:widows="2" fo:text-indent="0cm" style:auto-text-indent="false"/>
      <style:text-properties fo:font-variant="normal" fo:text-transform="none" fo:letter-spacing="normal" fo:font-style="normal" fo:font-weight="bold" style:font-weight-asian="bold" style:font-weight-complex="bold"/>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bold" style:font-weight-asian="bold" style:font-weight-complex="bold"/>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 MONDE D'ARLENOR : DEFINITION DU JDR</text:p>
      <text:p text:style-name="P4"/>
      <text:p text:style-name="P2"><text:tab/>Le jeu de rôle appelé communément aussi JDR est un jeu de simulation qui permet à chaque participant d'incarner le personnage de son invention et de le faire évoluer dans un univers imaginaire.</text:p>
      <text:p text:style-name="P2"/>
      <text:p text:style-name="P2"><text:tab/>Un Maitre du Jeu, appelé aussi MJ, va ainsi raconter une histoire, décrire l'environnement à travers les sens des personnages joueurs, et donner vie à des personnages non joueurs. Il a le rôle de narrateur.</text:p>
      <text:p text:style-name="P2"><text:tab/>Les joueurs eux, sont des acteurs. Ils vont vivre l'histoire et l'influencer à travers leur personnage, leurs actions, leurs paroles, et leur présence. Ils ont un libre arbitre que le Maitre du Jeu va essayer de contrôler.</text:p>
      <text:p text:style-name="P2"/>
      <text:p text:style-name="P2"><text:tab/>Pour jouer au Monde d'Arlénor, il faut que les joueurs aient à leur disposition : une fiche de personnage complétée, un moyen de lancer des dés... Le tout pouvant s'accompagner de pizzas et de boissons !</text:p>
      <text:p text:style-name="P2"><text:tab/>Dans la campagne du Monde d'Arlénor, les scénarios ont une durée entre 3h et 8h de jeu. Il est possible de les séparer en plusieurs parties selon les disponibilités de chacun, et peuvent se jouer autour d'une table comme en ligne par ordinateur.</text:p>
      <text:p text:style-name="P2"><text:tab/></text:p>
      <text:p text:style-name="P2"><text:tab/>Dans les vidéos suivantes, nous allons créer votre personnage !</text:p>
      <text:p text:style-name="P2"/>
      <text:p text:style-name="P2"/>
      <text:p text:style-name="P3">LE MONDE D'ARLENOR : LES PERSONNAGES ET LEUR IDENTITE</text:p>
      <text:p text:style-name="P2"/>
      <text:p text:style-name="P2"><text:tab/>Un personnage possède des caractéristiques, des compétences et surtout une identité</text:p>
      <text:p text:style-name="P2"/>
      <text:p text:style-name="P2"><text:tab/>Commencez donc par imaginer le personnage que vous souhaiteriez jouer. Est-il grand ou petit ? Un homme ou une femme ? Quel caractère a-t-il ? Apporte-t-il joie et bonheur, ou destruction et tyrannie ?</text:p>
      <text:p text:style-name="P2"/>
      <text:p text:style-name="P2"><text:tab/>Pour bien définir l'identité d'un personnage il faut réfléchir à :</text:p>
      <text:p text:style-name="P2"><text:tab/>- son nom (nom usuel, ou prénom avec nom de famille)</text:p>
      <text:p text:style-name="P2"><text:tab/>- son age (dans la campagne d'Arlénor, l'age doit être compris entre 20 et 25 ans)</text:p>
      <text:p text:style-name="P2"><text:tab/>- ses convictions, sa personnalité, ce qui l'anime</text:p>
      <text:p text:style-name="P2"><text:tab/>- son passé (dans la campagne d'Arlénor, les personnages ne connaissent pas leur famille biologique : ils sont adoptés ou autres)</text:p>
      <text:p text:style-name="P2"><text:tab/>- et pour finir, son peuple, sa race.</text:p>
      <text:p text:style-name="P2"/>
      <text:p text:style-name="P2"><text:tab/>Selon la race, le personnage obtiendra des points supplémentaires dans certaines compétences. La race détermine aussi les points d’Énergie Vitale qu'aura le personnage ainsi que sa place sociale dans le Monde d'Arlénor.</text:p>
      <text:p text:style-name="P1"><text:tab/>Il existe 6 races jouables dans le Monde d'Arlénor. Leur origine et leur histoire sont décrites en détails dans le Livret de l'Univers. Ici on va parler de leur influence sur les points d'Energie Vitale, les compétences et de leur particularités :</text:p>
      <text:p text:style-name="P1"/>
      <text:p text:style-name="P1">En premier il y a les humains, la race la plus simple à jouer :</text:p>
      <text:p text:style-name="P1">- Energie vitale à 6</text:p>
      <text:p text:style-name="P1">- Athlétisme à 1</text:p>
      <text:p text:style-name="P1"/>
      <text:p text:style-name="P1">Ensuite il y a les elfes :</text:p>
      <text:p text:style-name="P1">- Energie vitale à 8</text:p>
      <text:p text:style-name="P1"><text:soft-page-break/>- Et une addiction au choix : (dépense d'énergie vitale ou diversité des cristaux)</text:p>
      <text:p text:style-name="P1"/>
      <text:p text:style-name="P1">Troisièmement, les nains :</text:p>
      <text:p text:style-name="P1">- Energie vitale à 8</text:p>
      <text:p text:style-name="P1">- Animaux et Combat à 1</text:p>
      <text:p text:style-name="P1">- Une immunité au choix : (aux maladies et aux poisons OU au froid)</text:p>
      <text:p text:style-name="P1">- Besoin du chasseur : envie fréquente de tuer et de manger de la viande crue</text:p>
      <text:p text:style-name="P1"/>
      <text:p text:style-name="P1">Il y a aussi les mutants <text:s/>:</text:p>
      <text:p text:style-name="P1">- Energie vitale à 8</text:p>
      <text:p text:style-name="P1">- Furtivité et Manipulation à 1</text:p>
      <text:p text:style-name="P1">- Partie animale au choix (agissant selon un certain degré sur l'apparence physique et sur le comportement du personnage)</text:p>
      <text:p text:style-name="P1"/>
      <text:p text:style-name="P1">Dans les races encore plus difficiles mais plus intéressantes à jouer, il y a les pans :</text:p>
      <text:p text:style-name="P1">- Energie vitale à 12</text:p>
      <text:p text:style-name="P1">- Intuition et Médecine à 1</text:p>
      <text:p text:style-name="P1">- Manipulation de l'énergie vitale</text:p>
      <text:p text:style-name="P1">- Et au choix : Technophobie ou agoraphobie</text:p>
      <text:p text:style-name="P1"/>
      <text:p text:style-name="P1">Pour finir, les arléniens :</text:p>
      <text:p text:style-name="P1">- Energie vitale à 10</text:p>
      <text:p text:style-name="P1">- Combat, Intuition et Survie à 1</text:p>
      <text:p text:style-name="P1">- Et une gestion particulière des cristaux via tatouages</text:p>
      <text:p text:style-name="P2"/>
      <text:p text:style-name="P2">Nous allons maintenant appliquer ce que l'on vient de voir en créant un personnage. </text:p>
      <text:p text:style-name="P2">Je vais prendre Sakura Kinomoto de la série Card Captor Sakura et la transformer en personnage du Monde d'Arlénor. Pour cela, je vais remplir une nouvelle fiche et tout au long des vidéos, j'utilisais ce personnage comme exemple.</text:p>
      <text:p text:style-name="P2"/>
      <text:p text:style-name="P2">Pour le nom du personnage ce sera : Sakura Kinomoto. <text:s/>Le nom reste très japonais pour le Monde d'Arlénor, mais je le garde par simplicité dans l'exemple.</text:p>
      <text:p text:style-name="P2">Pour la faire entrer dans la campagne d'Arlénor, je mets son age à un minimum de 20 ans.</text:p>
      <text:p text:style-name="P2">Pour sa personnalité, je pense à quelques adjectifs définissant : courageuse, pleine de joie et altruiste.</text:p>
      <text:p text:style-name="P2">Et pour la faire rentrer dans la campagne encore, j'indiquerai qu'elle fut adoptée par une famille généreuse, aimante avec elle.</text:p>
      <text:p text:style-name="P2">Pour finir, concernant la race de Sakura, je continue à faire au plus simple : la race des humains. Ses points d'Energie Vitale va donc être à 6 et sa compétence Athlétisme va être de base à 1.</text:p>
      <text:p text:style-name="P2"/>
      <text:p text:style-name="P2">L'age, la personnalité et le passé du personnage n'entrent pas dans la fiche de personnage. Cependant il est intéressant de les noter pour mieux le faire vivre <text:s/>ensuite tout au long de l'aventure.</text:p>
      <text:p text:style-name="P2"/>
      <text:p text:style-name="P2">C'est fini maintenant pour cette partie là. On va passer aux caractéristiques.</text:p>
      <text:p text:style-name="P2"/>
      <text:p text:style-name="P4"><text:tab/>LE MONDE D'ARLENOR : LES PERSONNAGES ET LEURS STATS</text:p>
      <text:p text:style-name="P2"/>
      <text:p text:style-name="P2"><text:tab/>Nous allons maintenant nous intéresser aux caractéristiques. Ce sont des valeurs qui définissent la capacité physique, mentale, et même magique, du personnage. Donc la première question sera : comment va être le personnage ? Costaud ? Agile ? Réfléchi ? Imposant ? Puissant ?</text:p>
      <text:p text:style-name="P2">Il y a 5 caractéristiques représentant ces adjectifs : la Vigueur, l'Habileté, l'Intellect, la Présence, et le Pouvoir.</text:p>
      <text:p text:style-name="P2"><text:soft-page-break/><text:tab/>De base, les personnages ont 1 point et peuvent aller jusqu'à 5 selon l'échelle suivante : Faible, Intermédiaire, Fort, Expert, Divin. Et lors de la création, 8 points sont à repartir en plus de ceux de base. </text:p>
      <text:p text:style-name="P2"><text:tab/>Les points de Vie et les points d'Initiative découlent directement des caractéristiques. Les points de Vie sont égaux à 3 fois la Vigueur. Et les points d'Initiative sont égaux à l'Habileté plus l'Intellect.</text:p>
      <text:p text:style-name="P2"/>
      <text:p text:style-name="P2"><text:tab/>Ensuite, viennent les compétences. Elles définissent ce qu'ont appris leur personnage au cours de sa vie. Les domaines dans lesquels il est doué, intéressé ou ignorant...</text:p>
      <text:p text:style-name="P2"><text:tab/>Les compétences vont de 0 à 10, en sachant qu'une compétence à 0 donne un malus à son jet de compétence (nous verront cela dans une prochaine vidéo). A côté de ça, un personnage peut avoir une spécialisation dans une compétence qui lui donnera un bonus à son jet : par exemple, une spécialité Épée pour la compétence Combat, ou la spécialité Théologie dans la compétence Savoir.</text:p>
      <text:p text:style-name="P2"><text:tab/>La liste de spécialités est visible dans le Manuel du Joueur. Pour les compétences liés aux cristaux, une spécialité est liée à un cristal en particulier.</text:p>
      <text:p text:style-name="P2"/>
      <text:p text:style-name="P2"><text:tab/>Lors de la création, 50 points sont à répartir dans toutes les compétences, y compris celle des cristaux. L'augmentation d'une compétence coûte 1 point, l'ajout d'une spécialisation coûte 2 points.</text:p>
      <text:p text:style-name="P2"/>
      <text:p text:style-name="P2">Passons de nouveau à un exemple, avec le personnage de Sakura.</text:p>
      <text:p text:style-name="P2">Dans cette partie, nous allons remplir toutes ses caractéristiques et ses compétences.</text:p>
      <text:p text:style-name="P2"/>
      <text:p text:style-name="P2">Les caractéristiques sont de base à 1. Sakura est très agile et réfléchie, je mets son Habileté et son Intellect à 3. Je mets à sa Présence à 2 pour « Normal » et sa Vigueur à 1 pour « Faible ».</text:p>
      <text:p text:style-name="P2">Sakura se dénotte par sa puissance magique, un niveau de Pouvoir égal à 4.</text:p>
      <text:p text:style-name="P2">Vérifions que nous ayions un total donc de 13 points pour ses caractéristiques.</text:p>
      <text:p text:style-name="P2"/>
      <text:p text:style-name="P2">Pour les compétences, chacun a sa technique pour répartir les 50 points. Par ma part, je mets 2 dans une compétence peu utilisée, 4 dans assez utilisée, et 6 dans très utilisées.</text:p>
      <text:p text:style-name="P2"/>
      <text:p text:style-name="P2">Ce qui donne pour Sakura :</text:p>
      <text:p text:style-name="P2"/>
      <text:p text:style-name="P2">Il nous reste 6 points à répartir. Je vais les utiliser pour lui donner des spécialités dans ses compétences. Une spécialité Course pour l'Athlétisme, Esquive pour le Combat, et Capture pour les cristaux d'Invocation.</text:p>
      <text:p text:style-name="P2"/>
      <text:p text:style-name="P2">Ne pas oublier de rajouter les bonus liées à la race : c'est à dire +1 en Athlétisme pour Sakura.</text:p>
      <text:p text:style-name="P2"/>
      <text:p text:style-name="P2">Et voilà pour la gestion des caractéristiques et des compétences. Dans la prochaine vidéo, j'expliquerai le fonctionnement des pouvoirs et des cristaux et j'expliciterais pourquoi avoir choisi de mettre des points dans la compétence Invocation de Sakura.</text:p>
      <text:p text:style-name="P2"/>
      <text:p text:style-name="P2"/>
      <text:p text:style-name="P3">LE MONDE D'ARLENOR : LES PERSONNAGES, LES CRISTAUX</text:p>
      <text:p text:style-name="P2"/>
      <text:p text:style-name="P2"><text:tab/>On a donc vu les compétences, ainsi que la quantité d'énergie vitale attribuée aux races. Voyons maintenant les cristaux en tant que tel. Les cristaux ont différentes propriétés expliquées en détail dans le Livret de l'Univers, mais ici on va parler de leur type et de leur rang.</text:p>
      <text:p text:style-name="P2"><text:tab/></text:p>
      <text:p text:style-name="P2"><text:tab/>Dans le Monde d'Arlénor, les personnages sont libres d'avoir n'importe quel pouvoir mais il faut le classer. Il y a différents types : Élémentaire, Invocation, Mental, Transformation, Spatiaux-temporel et le type Spécial qui définit les inclassables. Le choix de ce type aura un impact lors des <text:soft-page-break/>jets de compétences : l'activation d'un cristal de Feu, donc de type Elementaire, demande alors de faire un jet de compétence « Elementaire ».</text:p>
      <text:p text:style-name="P2"><text:tab/>Le rang lui, désigne la puissance maximum que peut avoir un cristal. Définir un rang pour un cristal est subjectif, il est à définir avec le Maitre du Jeu. On peut donc dire qu'un cristal de rang S est Super Puissant, et qu'un cristal de rang D quasiment inutile. Le rang va aussi affecter le coût en énergie magique : cela va ainsi limiter l'utilisation de ce cristal dans les parties.</text:p>
      <text:p text:style-name="P2"/>
      <text:p text:style-name="P2"><text:tab/>Lors de la création, un personnage ne peut avoir aucun cristal de rang S, et au maximum qu'un seul cristal de rang A, pour un total de 2 cristaux.</text:p>
      <text:p text:style-name="P2"/>
      <text:p text:style-name="P2">De nouveau, on retourne sur notre exemple : Sakura.</text:p>
      <text:p text:style-name="P2"/>
      <text:p text:style-name="P2">Dans la série, elle capture des cartes et s'en sert pour en capturer d'autres. Dans le Monde d'Arlénor, je vais donc créer deux cristaux : un pour la Capture et un pour l'utilisation. Pour le roleplay, les deux cristaux seront sur ou dans son sceptre.</text:p>
      <text:p text:style-name="P2"/>
      <text:p text:style-name="P2">Définissons le cristal de la Capture. Notre Sakura pourra transformer en carte n'importe quoi, ou n'importe qui. On peut dire que ce sera un cristal de type Invocation (ou Spatiauxtemporel). Pour simplifier avec le cristal suivant, je reste sur le type Invocation.</text:p>
      <text:p text:style-name="P2">Ce genre de pouvoir est très puissant en jeu. Cela voudra dire qu'elle pourra transformer des monstres / boss ou des objets bloquants en carte. Je définirais donc pour ce cristal le rang A et donc un coût en énergie vitale à 3.</text:p>
      <text:p text:style-name="P2"/>
      <text:p text:style-name="P2">Le second cristal sert à Invoquer ce qu'elle aura capturé précédemment. Pour diminuer le pouvoir notre Sakura, on fixera une limite : lorsqu'elle capturera une carte, ce sera le Maitre du Jeu qui décidera de son nom et de l'effet que Sakura peut produire en l'invoquant. Le cristal sera donc du type Invocation et on peut estimer son rang à B voire C. On choisira B pour que Sakura ne puisse l'utiliser qu'environ 3 fois en un scénario (ce qui est déjà pas mal).</text:p>
      <text:p text:style-name="P2"/>
      <text:p text:style-name="P2">Notre Sakura possède maintenant, une identité, des stats, et des pouvoirs, il ne lui manque plus qu'un peu d'équipement !</text:p>
      <text:p text:style-name="P2"/>
      <text:p text:style-name="P2"/>
      <text:p text:style-name="P3">LE MONDE D'ARLENOR : LES PERSONNAGES ET L'EQUIPEMENT</text:p>
      <text:p text:style-name="P2"/>
      <text:p text:style-name="P2"><text:tab/>Dans le Monde d'Arlénor, la magie est omniprésente, mais cela ne veut pas dire que tout le monde peut ou veuille devenir un grand mage.</text:p>
      <text:p text:style-name="P2"><text:tab/>Il existe d'autres moyens de se battre, des armes traditionnelles. Dans cet univers, les armes et les armures sont principalement du type médiéval-fantastique, et rarement futuristes. Les armes à feu sont possibles, mais les armes de tir les plus répandues ont très souvent un lien avec les cristaux. Par exemple, si vous souhaitez avoir un blaster ou un sabre laser comme dans Star Wars, le support de l'arme contiendra un cristal, et l'effet laser sera le pouvoir du cristal.</text:p>
      <text:p text:style-name="P2"><text:tab/>Car en général, la magie s'utilise en complément des armes traditionnelles.</text:p>
      <text:p text:style-name="P2"/>
      <text:p text:style-name="P2"><text:tab/>Voici une liste d'armes et d'armures possibles à avoir lors de la création de personnages. Les bonus et les malus d'Attaque et de Défense n'ont d'effet que lorsqu'ils sont équipés.</text:p>
      <text:p text:style-name="P2"/>
      <text:p text:style-name="P2"><text:tab/>Il n'est pas possible de dépasser trois types d'armes et d'armures pour des raisons de simplicité et de logique en terme de poids et de transport.</text:p>
      <text:p text:style-name="P2">Et concernant le reste de l'équipement possible (c'est à dire hors armes et armures), cela sera en fonction des scénarios et du maitre du jeu.</text:p>
      <text:p text:style-name="P2"/>
      <text:p text:style-name="P2"><text:soft-page-break/></text:p>
      <text:p text:style-name="P2">Retournons de nouveau sur la fiche de Sakura.</text:p>
      <text:p text:style-name="P2"/>
      <text:p text:style-name="P2"/>
      <text:p text:style-name="P2">Sakura possède un bâton :</text:p>
      <text:p text:style-name="P2">C'est une arme contondante qui lui donnera un bonus de 2 lors des jets d'attaque au corps à corps et lors des jets de défense. Le ba^ton est assez léger pour que Sakura puisse l'utiliser.</text:p>
      <text:p text:style-name="P2"/>
      <text:p text:style-name="P2">Sakura ne possède par contre pas d'armes à distance, et on va lui donner des vêtements renforcés. Sa Vigueur étant à 1 elle ne peut pas porter d'armure de cuir ou de cottes de mailles (ce qui va bien avec le type de personnage qu'est Sakura);</text:p>
      <text:p text:style-name="P2">Le vêtement renforcé lui donnera un bonus de 2 lors des jets de défense et aucun malus aux actions.</text:p>
      <text:p text:style-name="P2"/>
      <text:p text:style-name="P2"><text:tab/>Ca y est, notre Sakura est finie.</text:p>
      <text:p text:style-name="P2"><text:tab/>Après tout ça, vous devriez pouvoir remplir votre fiche de personnage et on pourra passer dans la prochaine vidéo à comment l'utilis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16T20:49:24.54</meta:creation-date>
    <dc:date>2018-06-23T22:07:43.48</dc:date>
    <meta:editing-duration>PT21H12M5S</meta:editing-duration>
    <meta:editing-cycles>30</meta:editing-cycles>
    <meta:generator>OpenOffice/4.1.3$Win32 OpenOffice.org_project/413m1$Build-9783</meta:generator>
    <meta:document-statistic meta:table-count="0" meta:image-count="0" meta:object-count="0" meta:page-count="5" meta:paragraph-count="97" meta:word-count="2145" meta:character-count="12344"/>
  </office:meta>
</office:document-meta>
</file>